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3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99 articles:</text:p>
            <text:p/>
            <text:p><text:span text:style-name="T1">- more than four publications found in revision history OR</text:span></text:p>
            <text:p><text:span text:style-name="T1">- article relates to person</text:span>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2">
          <table:table-cell table:style-name="ce2" office:value-type="string" calcext:value-type="string">
            <text:p>Adam Bogdanov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Albert J. R. Heck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Alcino J. Silv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Alexander F. Schie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Alexandra Newto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Andrea Crisanti (scientist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Anti-CRISP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Arthur Riggs (geneticist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Bernard Dujo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Bradley Bernstei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as9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Charles David Alli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Chris Higgins (academic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Claire M. Frase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Craig Vente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RISP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RISPR activatio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RISPR gene edit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RISPR interferenc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RISPR/Cas Tool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David Baltimor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David M. Sabatini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David R. Liu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Didier Raoult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Didier Stainie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DNA-binding domai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Emmanuelle Charpentie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Epigenome edit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Ewan Birney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Feng Zha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Flaminia Catterucci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Francisco Mojic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Gail R. Marti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e driv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e therapy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etic engineer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etic engineering technique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etically modified organism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ome edit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ome-wide CRISPR-Cas9 knockout screen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omic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Georg Nagel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George Church (geneticist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Gero Miesenböck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Grahame Bulfield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Haiyan Hua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Human germline engineer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Ian Wilmut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Insert (molecular biology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J. Keith Jou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James Wilson (scientist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Jamey Marth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Jennifer Doudn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John Stamatoyannopoulo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Jörg Vogel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Joyce Van Eck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Kang Zha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Karl Deisseroth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Kathy Niaka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Keith Campbell (biologist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Kira Makarov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Kiran Musunuru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Luciano Marraffini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Marine viruse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Mario Capecchi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Martin Evan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Max Perutz Lab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Meganucleas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Michel Sadelai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Miroslav Radma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Natalia Gomez-Ospin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Nobuyo Maed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Off-target genome edit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Paola Arlott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Paul J. Tesa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Perturb-seq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Pier Paolo Pandolfi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Protospacer adjacent motif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Rachel Haurwitz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Raúl Rabadá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Recombinant AAV mediated genome engineer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Restriction enzym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Rodolphe Barrangou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Roger Brent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Shoukhrat Mitalipov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Stephen Oliver (scientist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T. C. McCarthy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Timothy Ray Brow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Transcription activator-like effecto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Transcription activator-like effector nucleas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Transgenesi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Virginijus Šikšny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Viru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Yoshizumi Ishino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Zhiping We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Zinc finge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Zinc finger chimer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Zinc finger nucleas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Zinc finger nuclease treatment of HIV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table:number-columns-repeated="2"/>
          <table:table-cell table:style-name="ce6"/>
          <table:table-cell table:number-columns-repeated="1021"/>
        </table:table-row>
        <table:table-row table:style-name="ro3" table:number-rows-repeated="499">
          <table:table-cell table:style-name="ce3" table:number-columns-repeated="2"/>
          <table:table-cell table:style-name="ce1"/>
          <table:table-cell table:number-columns-repeated="1021"/>
        </table:table-row>
        <table:table-row table:style-name="ro3" table:number-rows-repeated="62">
          <table:table-cell table:style-name="ce3" table:number-columns-repeated="2"/>
          <table:table-cell table:style-name="ce1"/>
          <table:table-cell table:style-name="ce7" table:number-columns-repeated="1021"/>
        </table:table-row>
        <table:table-row table:style-name="ro3" table:number-rows-repeated="97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6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6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4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4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6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4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 table:number-rows-repeated="165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4"/>
          <table:table-cell table:style-name="ce1"/>
          <table:table-cell table:number-columns-repeated="1021"/>
        </table:table-row>
        <table:table-row table:style-name="ro3" table:number-rows-repeated="49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5"/>
          <table:table-cell table:style-name="ce1"/>
          <table:table-cell table:number-columns-repeated="1021"/>
        </table:table-row>
        <table:table-row table:style-name="ro3" table:number-rows-repeated="1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1046787">
          <table:table-cell table:number-columns-repeated="1024"/>
        </table:table-row>
        <table:table-row table:style-name="ro2" table:number-rows-repeated="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6:03:16.448125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58:07.375097592</meta:creation-date>
    <dc:date>2021-10-05T16:04:33.999331521</dc:date>
    <meta:editing-duration>PT9M24S</meta:editing-duration>
    <meta:editing-cycles>3</meta:editing-cycles>
    <meta:generator>LibreOffice/6.4.7.2$Linux_X86_64 LibreOffice_project/40$Build-2</meta:generator>
    <meta:document-statistic meta:table-count="1" meta:cell-count="100" meta:object-count="0"/>
  </office:meta>
</office:document-meta>
</file>